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75in" style:rel-column-width="17744*"/>
    </style:style>
    <style:style style:name="Table1.B" style:family="table-column">
      <style:table-column-properties style:column-width="5.05in" style:rel-column-width="47791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1" style:family="table-row">
      <style:table-row-properties style:min-row-height="0.475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5149a" officeooo:paragraph-rsid="0005149a"/>
    </style:style>
    <style:style style:name="P3" style:family="paragraph" style:parent-style-name="Table_20_Contents">
      <style:text-properties style:font-name="Arial" officeooo:rsid="0005149a" officeooo:paragraph-rsid="0005149a"/>
    </style:style>
    <style:style style:name="P4" style:family="paragraph" style:parent-style-name="Standard">
      <style:text-properties style:font-name="Arial" officeooo:paragraph-rsid="0005149a"/>
    </style:style>
    <style:style style:name="P5" style:family="paragraph" style:parent-style-name="Standard">
      <style:text-properties style:font-name="Arial" fo:language="mk" fo:country="MK" officeooo:rsid="0005149a" officeooo:paragraph-rsid="0005149a"/>
    </style:style>
    <style:style style:name="P6" style:family="paragraph" style:parent-style-name="Table_20_Contents">
      <style:text-properties style:font-name="Arial" fo:language="mk" fo:country="MK" officeooo:rsid="0005149a" officeooo:paragraph-rsid="0005149a"/>
    </style:style>
    <style:style style:name="P7" style:family="paragraph" style:parent-style-name="Standard">
      <style:text-properties style:font-name="Arial" fo:language="en" fo:country="US" officeooo:rsid="0005149a"/>
    </style:style>
    <style:style style:name="P8" style:family="paragraph" style:parent-style-name="Standard">
      <loext:graphic-properties draw:fill-gradient-name="gradient" draw:fill-hatch-name="hatch"/>
      <style:paragraph-properties fo:line-height="150%"/>
      <style:text-properties style:font-name="Arial" fo:language="en" fo:country="US" officeooo:rsid="0005149a" officeooo:paragraph-rsid="0005149a"/>
    </style:style>
    <style:style style:name="P9" style:family="paragraph" style:parent-style-name="Standard">
      <style:text-properties style:font-name="Arial" fo:language="en" fo:country="US" officeooo:rsid="0005149a" officeooo:paragraph-rsid="0005149a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051989" officeooo:paragraph-rsid="00051989" style:font-size-asian="11pt" style:font-size-complex="11pt"/>
    </style:style>
    <style:style style:name="P12" style:family="paragraph" style:parent-style-name="Table_20_Contents">
      <style:text-properties style:font-name="Arial" fo:font-size="11pt" officeooo:rsid="00051989" officeooo:paragraph-rsid="00051989" style:font-size-asian="11pt" style:font-size-complex="11pt"/>
    </style:style>
    <style:style style:name="P13" style:family="paragraph" style:parent-style-name="Table_20_Contents">
      <style:text-properties style:font-name="Arial" fo:font-size="11pt" fo:font-weight="bold" officeooo:rsid="00051989" officeooo:paragraph-rsid="00051989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051989" officeooo:paragraph-rsid="00051989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language="mk" fo:country="MK" officeooo:rsid="0005447a" officeooo:paragraph-rsid="0005447a"/>
    </style:style>
    <style:style style:name="P16" style:family="paragraph" style:parent-style-name="Heading_20_1">
      <style:text-properties style:font-name="Arial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line-height="150%"/>
      <style:text-properties style:font-name="Arial" fo:language="en" fo:country="US" officeooo:rsid="0005149a" officeooo:paragraph-rsid="0005149a"/>
    </style:style>
    <style:style style:name="P18" style:family="paragraph" style:parent-style-name="Standard">
      <style:text-properties officeooo:paragraph-rsid="0005447a"/>
    </style:style>
    <style:style style:name="T1" style:family="text">
      <style:text-properties officeooo:rsid="0005149a"/>
    </style:style>
    <style:style style:name="T2" style:family="text">
      <style:text-properties fo:language="mk" fo:country="MK"/>
    </style:style>
    <style:style style:name="T3" style:family="text">
      <style:text-properties fo:language="mk" fo:country="MK" officeooo:rsid="0005149a"/>
    </style:style>
    <style:style style:name="T4" style:family="text">
      <style:text-properties fo:language="mk" fo:country="MK" officeooo:rsid="0005447a"/>
    </style:style>
    <style:style style:name="T5" style:family="text">
      <style:text-properties fo:language="mk" fo:country="MK" officeooo:rsid="0007a5ec"/>
    </style:style>
    <style:style style:name="T6" style:family="text">
      <style:text-properties style:font-name="Arial"/>
    </style:style>
    <style:style style:name="T7" style:family="text">
      <style:text-properties style:font-name="Arial" fo:language="mk" fo:country="MK"/>
    </style:style>
    <style:style style:name="T8" style:family="text">
      <style:text-properties style:font-name="Arial" fo:language="mk" fo:country="MK" officeooo:rsid="0005447a"/>
    </style:style>
    <style:style style:name="T9" style:family="text">
      <style:text-properties fo:language="en" fo:country="US" officeooo:rsid="0007a5ec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 text:is-list-header="true">Curriculum Vitae</text:h>
      <text:p text:style-name="P1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span text:style-name="Strong_20_Emphasis"><text:span text:style-name="T8">За мене</text:span>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5">Име и презиме</text:p>
          </table:table-cell>
          <table:table-cell table:style-name="Table1.A1" office:value-type="string">
            <text:p text:style-name="P6">Димитар Трпоски</text:p>
          </table:table-cell>
        </table:table-row>
        <table:table-row>
          <table:table-cell table:style-name="Table1.A1" office:value-type="string">
            <text:p text:style-name="P15">Адреса</text:p>
          </table:table-cell>
          <table:table-cell table:style-name="Table1.A1" office:value-type="string">
            <text:p text:style-name="P6">Цар Самоил 210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>7000 Битола</text:p>
          </table:table-cell>
        </table:table-row>
        <table:table-row>
          <table:table-cell table:style-name="Table1.A1" office:value-type="string">
            <text:p text:style-name="P15">Телефон</text:p>
          </table:table-cell>
          <table:table-cell table:style-name="Table1.A1" office:value-type="string">
            <text:p text:style-name="P6">+39875504880</text:p>
          </table:table-cell>
        </table:table-row>
        <table:table-row>
          <table:table-cell table:style-name="Table1.A1" office:value-type="string">
            <text:p text:style-name="P10">Email</text:p>
          </table:table-cell>
          <table:table-cell table:style-name="Table1.A1" office:value-type="string">
            <text:p text:style-name="P3">dimitar.trposki@students.finki.ukim.mk</text:p>
          </table:table-cell>
        </table:table-row>
        <table:table-row>
          <table:table-cell table:style-name="Table1.A1" office:value-type="string">
            <text:p text:style-name="P15">Дата на раѓање</text:p>
          </table:table-cell>
          <table:table-cell table:style-name="Table1.A1" office:value-type="string">
            <text:p text:style-name="P3">20 <text:span text:style-name="T2">август 2003</text:span></text:p>
          </table:table-cell>
        </table:table-row>
        <table:table-row>
          <table:table-cell table:style-name="Table1.A1" office:value-type="string">
            <text:p text:style-name="P15">Националност</text:p>
          </table:table-cell>
          <table:table-cell table:style-name="Table1.A1" office:value-type="string">
            <text:p text:style-name="P6">Македонец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8"><text:span text:style-name="Strong_20_Emphasis"><text:span text:style-name="T8">Искуство</text:span>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"><text:span text:style-name="T3">Мај </text:span>20<text:span text:style-name="T3">22 – Септември 2022</text:span></text:p>
          </table:table-cell>
          <table:table-cell table:style-name="Table1.A1" office:value-type="string">
            <text:p text:style-name="P2">Freelance</text:p>
          </table:table-cell>
        </table:table-row>
        <table:table-row>
          <table:table-cell table:style-name="Table1.A1" office:value-type="string">
            <text:p text:style-name="P4">20<text:span text:style-name="T3">15</text:span> – 20<text:span text:style-name="T3">22</text:span></text:p>
          </table:table-cell>
          <table:table-cell table:style-name="Table1.A1" office:value-type="string">
            <text:p text:style-name="P5">Кошаркар во КК. Петровски, КК Хераклеа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8"><text:span text:style-name="Strong_20_Emphasis"><text:span text:style-name="T8">Образование</text:span>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">2010 – <text:span text:style-name="T4">тековно</text:span></text:p>
          </table:table-cell>
          <table:table-cell table:style-name="Table1.A1" office:value-type="string">
            <text:p text:style-name="P5">Факултет за информатички науки и компјутерско инженерство – Скопје</text:p>
          </table:table-cell>
        </table:table-row>
        <table:table-row>
          <table:table-cell table:style-name="Table1.A1" office:value-type="string">
            <text:p text:style-name="P1">20<text:span text:style-name="T3">18</text:span> – 20<text:span text:style-name="T3">22</text:span></text:p>
          </table:table-cell>
          <table:table-cell table:style-name="Table1.A1" office:value-type="string">
            <text:p text:style-name="P5">СОУ Гимназија „Јосип Броз Тито“ – Битола</text:p>
          </table:table-cell>
        </table:table-row>
        <table:table-row>
          <table:table-cell table:style-name="Table1.A1" office:value-type="string">
            <text:p text:style-name="P1">200<text:span text:style-name="T3">9</text:span> – 20<text:span text:style-name="T3">18</text:span></text:p>
          </table:table-cell>
          <table:table-cell table:style-name="Table1.A1" office:value-type="string">
            <text:p text:style-name="P5">ОУ „Трифун Пановски“ – Битола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8"><text:span text:style-name="Strong_20_Emphasis"><text:span text:style-name="T8">Вештини</text:span></text:span>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5">Софтвер</text:p>
          </table:table-cell>
          <table:table-cell table:style-name="Table1.A1" office:value-type="string">
            <text:p text:style-name="P1">LibreOffice, <text:span text:style-name="T1">Microsoft Office</text:span></text:p>
          </table:table-cell>
        </table:table-row>
        <table:table-row>
          <table:table-cell table:style-name="Table1.A1" office:value-type="string">
            <text:p text:style-name="P5">Програмирање</text:p>
          </table:table-cell>
          <table:table-cell table:style-name="Table1.A1" office:value-type="string">
            <text:p text:style-name="P1">C, C++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8"><text:span text:style-name="Strong_20_Emphasis"><text:span text:style-name="T8">Јазици</text:span></text:span>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5">Македонски</text:p>
          </table:table-cell>
          <table:table-cell table:style-name="Table1.A1" office:value-type="string">
            <text:p text:style-name="P5">Мајчин јазик</text:p>
          </table:table-cell>
        </table:table-row>
        <table:table-row>
          <table:table-cell table:style-name="Table1.A1" office:value-type="string">
            <text:p text:style-name="P5">Англиски</text:p>
          </table:table-cell>
          <table:table-cell table:style-name="Table1.A1" office:value-type="string">
            <text:p text:style-name="P2">B2.2 (Cambridge English: Advanced (CAE) – Grade A)</text:p>
          </table:table-cell>
        </table:table-row>
        <table:table-row>
          <table:table-cell table:style-name="Table1.A1" office:value-type="string">
            <text:p text:style-name="P5">Германски</text:p>
          </table:table-cell>
          <table:table-cell table:style-name="Table1.A1" office:value-type="string">
            <text:p text:style-name="P2">B1.2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list text:style-name="L1">
        <text:list-item>
          <text:p text:style-name="P17"><text:soft-page-break/>History</text:p>
        </text:list-item>
        <text:list-item>
          <text:p text:style-name="P17">Preamble</text:p>
        </text:list-item>
        <text:list-item>
          <text:p text:style-name="P17">Article I – Legislative Branch</text:p>
          <text:list>
            <text:list-item>
              <text:p text:style-name="P17">House of Representatives</text:p>
              <text:list>
                <text:list-item>
                  <text:p text:style-name="P17">Length of term</text:p>
                </text:list-item>
                <text:list-item>
                  <text:p text:style-name="P17">Requirements for office</text:p>
                </text:list-item>
              </text:list>
            </text:list-item>
            <text:list-item>
              <text:p text:style-name="P17">Senate</text:p>
              <text:list>
                <text:list-item>
                  <text:p text:style-name="P17">Length of term</text:p>
                </text:list-item>
                <text:list-item>
                  <text:p text:style-name="P17">Requirements for office</text:p>
                </text:list-item>
              </text:list>
            </text:list-item>
            <text:list-item>
              <text:p text:style-name="P17">Powers vested in Congress</text:p>
              <text:list>
                <text:list-item>
                  <text:p text:style-name="P17">Collect taxes</text:p>
                </text:list-item>
                <text:list-item>
                  <text:p text:style-name="P17">Borrow money</text:p>
                </text:list-item>
                <text:list-item>
                  <text:p text:style-name="P17">Legislative commerce</text:p>
                </text:list-item>
                <text:list-item>
                  <text:p text:style-name="P17">Declare war</text:p>
                </text:list-item>
              </text:list>
            </text:list-item>
          </text:list>
        </text:list-item>
        <text:list-item>
          <text:p text:style-name="P17">Article II – Executive Branch</text:p>
          <text:list>
            <text:list-item>
              <text:p text:style-name="P17">The President</text:p>
            </text:list-item>
            <text:list-item>
              <text:p text:style-name="P17">The Vice President</text:p>
            </text:list-item>
            <text:list-item>
              <text:p text:style-name="P17">Powers vested in the executive</text:p>
            </text:list-item>
          </text:list>
        </text:list-item>
        <text:list-item>
          <text:p text:style-name="P17">Article III – Judicial Branch</text:p>
        </text:list-item>
        <text:list-item>
          <text:p text:style-name="P17">Amendments</text:p>
        </text:list-item>
        <text:list-item>
          <text:p text:style-name="P17">The constitution Today</text:p>
        </text:list-item>
      </text:list>
      <text:p text:style-name="P8"/>
      <text:p text:style-name="P8"/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table:number-columns-spanned="6" office:value-type="string">
            <text:p text:style-name="P13">Table of <text:span text:style-name="T9">S</text:span>tuden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No.</text:p>
          </table:table-cell>
          <table:table-cell table:style-name="Table2.A2" table:number-columns-spanned="2" office:value-type="string">
            <text:p text:style-name="P13">Name and surname</text:p>
          </table:table-cell>
          <table:covered-table-cell/>
          <table:table-cell table:style-name="Table2.A2" office:value-type="string">
            <text:p text:style-name="P14">Informatics</text:p>
          </table:table-cell>
          <table:table-cell table:style-name="Table2.A2" office:value-type="string">
            <text:p text:style-name="P14">Physics</text:p>
          </table:table-cell>
          <table:table-cell table:style-name="Table2.F2" office:value-type="string">
            <text:p text:style-name="P14">Mathematics</text:p>
          </table:table-cell>
        </table:table-row>
        <table:table-row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2">Vlado</text:p>
          </table:table-cell>
          <table:table-cell table:style-name="Table2.A2" office:value-type="string">
            <text:p text:style-name="P12">Tasevski</text:p>
          </table:table-cell>
          <table:table-cell table:style-name="Table2.A2" office:value-type="string">
            <text:p text:style-name="P11">10</text:p>
          </table:table-cell>
          <table:table-cell table:style-name="Table2.A2" office:value-type="string">
            <text:p text:style-name="P11">8</text:p>
          </table:table-cell>
          <table:table-cell table:style-name="Table2.F2" office:value-type="string">
            <text:p text:style-name="P11">10</text:p>
          </table:table-cell>
        </table:table-row>
        <table:table-row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2">Ivan</text:p>
          </table:table-cell>
          <table:table-cell table:style-name="Table2.A2" office:value-type="string">
            <text:p text:style-name="P12">Ivanov</text:p>
          </table:table-cell>
          <table:table-cell table:style-name="Table2.A2" office:value-type="string">
            <text:p text:style-name="P11">9</text:p>
          </table:table-cell>
          <table:table-cell table:style-name="Table2.A2" office:value-type="string">
            <text:p text:style-name="P11">7</text:p>
          </table:table-cell>
          <table:table-cell table:style-name="Table2.F2" office:value-type="string">
            <text:p text:style-name="P11">8</text:p>
          </table:table-cell>
        </table:table-row>
        <table:table-row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2">Marko</text:p>
          </table:table-cell>
          <table:table-cell table:style-name="Table2.A2" office:value-type="string">
            <text:p text:style-name="P12">Markovski</text:p>
          </table:table-cell>
          <table:table-cell table:style-name="Table2.A2" office:value-type="string">
            <text:p text:style-name="P11">10</text:p>
          </table:table-cell>
          <table:table-cell table:style-name="Table2.A2" office:value-type="string">
            <text:p text:style-name="P11">10</text:p>
          </table:table-cell>
          <table:table-cell table:style-name="Table2.F2" office:value-type="string">
            <text:p text:style-name="P11">10</text:p>
          </table:table-cell>
        </table:table-row>
        <table:table-row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2">David</text:p>
          </table:table-cell>
          <table:table-cell table:style-name="Table2.A2" office:value-type="string">
            <text:p text:style-name="P12">Davidov</text:p>
          </table:table-cell>
          <table:table-cell table:style-name="Table2.A2" office:value-type="string">
            <text:p text:style-name="P11">9</text:p>
          </table:table-cell>
          <table:table-cell table:style-name="Table2.A2" office:value-type="string">
            <text:p text:style-name="P11">8</text:p>
          </table:table-cell>
          <table:table-cell table:style-name="Table2.F2" office:value-type="string">
            <text:p text:style-name="P11">6</text:p>
          </table:table-cell>
        </table:table-row>
        <table:table-row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2">Jovan</text:p>
          </table:table-cell>
          <table:table-cell table:style-name="Table2.A2" office:value-type="string">
            <text:p text:style-name="P12">Jovanovski</text:p>
          </table:table-cell>
          <table:table-cell table:style-name="Table2.A2" office:value-type="string">
            <text:p text:style-name="P11">8</text:p>
          </table:table-cell>
          <table:table-cell table:style-name="Table2.A2" office:value-type="string">
            <text:p text:style-name="P11">8</text:p>
          </table:table-cell>
          <table:table-cell table:style-name="Table2.F2" office:value-type="string">
            <text:p text:style-name="P11">7</text:p>
          </table:table-cell>
        </table:table-row>
        <table:table-row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12">Jana</text:p>
          </table:table-cell>
          <table:table-cell table:style-name="Table2.A2" office:value-type="string">
            <text:p text:style-name="P12">Janevska</text:p>
          </table:table-cell>
          <table:table-cell table:style-name="Table2.A2" office:value-type="string">
            <text:p text:style-name="P11">10</text:p>
          </table:table-cell>
          <table:table-cell table:style-name="Table2.A2" office:value-type="string">
            <text:p text:style-name="P11">9</text:p>
          </table:table-cell>
          <table:table-cell table:style-name="Table2.F2" office:value-type="string">
            <text:p text:style-name="P11">10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ans1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family="'Liberation Sans'" style:font-style-name="Fett" style:font-family-generic="swiss" style:font-pitch="variable" fo:font-size="115%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creation-date>2022-12-27T20:43:26.439000000</meta:creation-date>
    <meta:editing-cycles>5</meta:editing-cycles>
    <meta:editing-duration>PT52M39S</meta:editing-duration>
    <dc:title>CV</dc:title>
    <dc:date>2022-12-28T11:43:32.024000000</dc:date>
    <meta:document-statistic meta:table-count="2" meta:image-count="0" meta:object-count="0" meta:page-count="2" meta:paragraph-count="103" meta:word-count="211" meta:character-count="1228" meta:non-whitespace-character-count="1127"/>
    <meta:user-defined meta:name="Info 1"/>
    <meta:user-defined meta:name="Info 2"/>
    <meta:user-defined meta:name="Info 3"/>
    <meta:user-defined meta:name="Info 4"/>
    <meta:template xlink:type="simple" xlink:actuate="onRequest" xlink:title="CV" xlink:href="file:///C:/Program%20Files/LibreOffice/share/template/common/personal/CV.ott" meta:date="2022-12-27T20:43:26.334000000"/>
  </office:meta>
</office:document-meta>
</file>